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2.69pt" svg:height="255.23pt" svg:x="423.01pt" svg:y="79.82pt">
            <loext:p draw:notify-on-update-of-ranges="Sheet1.B16:Sheet1.B20 Sheet1.C16:Sheet1.C20 Sheet1.B16:Sheet1.B20 Sheet1.D16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25.47pt" svg:y="660.33pt">
            <loext:p draw:notify-on-update-of-ranges="Sheet1.B56:Sheet1.B60 Sheet1.C56:Sheet1.C60 Sheet1.B56:Sheet1.B60 Sheet1.D56:Sheet1.D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37UT83UQ2YJCR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formula="of:=[.B8]/[.C8]" office:value-type="float" office:value="0.325" calcext:value-type="float">
            <text:p>0.325</text:p>
          </table:table-cell>
          <table:table-cell table:style-name="ce3" table:formula="of:=[.$C$24]/([.$C$25]+[.$C$26]*EXP(-1*[.$C$27]*([.B16]-[.$C$28])))+[.$C$29]" office:value-type="float" office:value="0.322990192771689" calcext:value-type="float">
            <text:p>0.322990192771689</text:p>
          </table:table-cell>
          <table:table-cell table:style-name="ce3" table:formula="of:=([.C16]-[.D16])^2" office:value-type="float" office:value="0.00000403932509497052" calcext:value-type="float">
            <text:p>4.03932509497052E-06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formula="of:=[.B9]/[.C9]" office:value-type="float" office:value="0.4" calcext:value-type="float">
            <text:p>0.4</text:p>
          </table:table-cell>
          <table:table-cell table:style-name="ce3" table:formula="of:=[.$C$24]/([.$C$25]+[.$C$26]*EXP(-1*[.$C$27]*([.B17]-[.$C$28])))+[.$C$29]" office:value-type="float" office:value="0.413343464708386" calcext:value-type="float">
            <text:p>0.413343464708386</text:p>
          </table:table-cell>
          <table:table-cell table:style-name="ce3" table:formula="of:=([.C17]-[.D17])^2" office:value-type="float" office:value="0.000178048050423948" calcext:value-type="float">
            <text:p>0.000178048050424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formula="of:=[.B10]/[.C10]" office:value-type="float" office:value="0.525" calcext:value-type="float">
            <text:p>0.525</text:p>
          </table:table-cell>
          <table:table-cell table:style-name="ce3" table:formula="of:=[.$C$24]/([.$C$25]+[.$C$26]*EXP(-1*[.$C$27]*([.B18]-[.$C$28])))+[.$C$29]" office:value-type="float" office:value="0.497159363217374" calcext:value-type="float">
            <text:p>0.497159363217374</text:p>
          </table:table-cell>
          <table:table-cell table:style-name="ce3" table:formula="of:=([.C18]-[.D18])^2" office:value-type="float" office:value="0.000775101056462117" calcext:value-type="float">
            <text:p>0.000775101056462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formula="of:=[.B11]/[.C11]" office:value-type="float" office:value="0.55" calcext:value-type="float">
            <text:p>0.55</text:p>
          </table:table-cell>
          <table:table-cell table:style-name="ce3" table:formula="of:=[.$C$24]/([.$C$25]+[.$C$26]*EXP(-1*[.$C$27]*([.B19]-[.$C$28])))+[.$C$29]" office:value-type="float" office:value="0.573651397578442" calcext:value-type="float">
            <text:p>0.573651397578442</text:p>
          </table:table-cell>
          <table:table-cell table:style-name="ce3" table:formula="of:=([.C19]-[.D19])^2" office:value-type="float" office:value="0.000559388607413523" calcext:value-type="float">
            <text:p>0.000559388607414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formula="of:=[.B12]/[.C12]" office:value-type="float" office:value="0.65" calcext:value-type="float">
            <text:p>0.65</text:p>
          </table:table-cell>
          <table:table-cell table:style-name="ce3" table:formula="of:=[.$C$24]/([.$C$25]+[.$C$26]*EXP(-1*[.$C$27]*([.B20]-[.$C$28])))+[.$C$29]" office:value-type="float" office:value="0.642426060341765" calcext:value-type="float">
            <text:p>0.642426060341765</text:p>
          </table:table-cell>
          <table:table-cell table:style-name="ce3" table:formula="of:=([.C20]-[.D20])^2" office:value-type="float" office:value="0.0000573645619465806" calcext:value-type="float">
            <text:p>5.73645619465806E-05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16:.E20])" office:value-type="float" office:value="0.00157394160134114" calcext:value-type="float">
            <text:p>0.00157394160134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office:value-type="float" office:value="1.64870589713516" calcext:value-type="float">
            <text:p>1.648705897135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office:value-type="float" office:value="0.807142333967306" calcext:value-type="float">
            <text:p>0.80714233396730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office:value-type="float" office:value="1.00586421857577" calcext:value-type="float">
            <text:p>1.0058642185757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office:value-type="float" office:value="1.99316960417063" calcext:value-type="float">
            <text:p>1.9931696041706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office:value-type="float" office:value="-0.109373236790218" calcext:value-type="float">
            <text:p>-0.10937323679021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office:value-type="float" office:value="-0.993915419114942" calcext:value-type="float">
            <text:p>-0.993915419114942</text:p>
          </table:table-cell>
          <table:table-cell table:number-columns-repeated="2"/>
        </table:table-row>
        <table:table-row table:style-name="ro1" table:number-rows-repeated="14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ubject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212LZYYBMG13U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# Peri </text:p>
          </table:table-cell>
          <table:table-cell table:style-name="ce2" office:value-type="string" calcext:value-type="string">
            <text:p># 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eriSat</text:p>
          </table:table-cell>
          <table:table-cell table:style-name="ce2" office:value-type="string" calcext:value-type="string">
            <text:p>% Peri</text:p>
          </table:table-cell>
          <table:table-cell table:style-name="ce2" office:value-type="string" calcext:value-type="string">
            <text:p>sigmoid calc</text:p>
          </table:table-cell>
          <table:table-cell table:style-name="ce2" office:value-type="string" calcext:value-type="string">
            <text:p>Error ^2</text:p>
          </table:table-cell>
        </table:table-row>
        <table:table-row table:style-name="ro1">
          <table:table-cell/>
          <table:table-cell table:style-name="ce3" office:value-type="float" office:value="0.3" calcext:value-type="float">
            <text:p>0.3</text:p>
          </table:table-cell>
          <table:table-cell table:formula="of:=[.B48]/[.C48]" office:value-type="float" office:value="0.45" calcext:value-type="float">
            <text:p>0.45</text:p>
          </table:table-cell>
          <table:table-cell table:style-name="ce3" table:formula="of:=[.$C$64]/([.$C$65]+[.$C$66]*EXP(-1*[.$C$67]*([.B56]-[.$C$68])))+[.$C$69]" office:value-type="float" office:value="0.448479051477473" calcext:value-type="float">
            <text:p>0.448479051477473</text:p>
          </table:table-cell>
          <table:table-cell table:style-name="ce3" table:formula="of:=([.C56]-[.D56])^2" office:value-type="float" office:value="0.0000023132844081777" calcext:value-type="float">
            <text:p>2.3132844081777E-06</text:p>
          </table:table-cell>
        </table:table-row>
        <table:table-row table:style-name="ro1">
          <table:table-cell/>
          <table:table-cell table:style-name="ce3" office:value-type="float" office:value="0.4" calcext:value-type="float">
            <text:p>0.4</text:p>
          </table:table-cell>
          <table:table-cell table:formula="of:=[.B49]/[.C49]" office:value-type="float" office:value="0.4" calcext:value-type="float">
            <text:p>0.4</text:p>
          </table:table-cell>
          <table:table-cell table:style-name="ce3" table:formula="of:=[.$C$64]/([.$C$65]+[.$C$66]*EXP(-1*[.$C$67]*([.B57]-[.$C$68])))+[.$C$69]" office:value-type="float" office:value="0.444340074595394" calcext:value-type="float">
            <text:p>0.444340074595394</text:p>
          </table:table-cell>
          <table:table-cell table:style-name="ce3" table:formula="of:=([.C57]-[.D57])^2" office:value-type="float" office:value="0.00196604221512509" calcext:value-type="float">
            <text:p>0.001966042215125</text:p>
          </table:table-cell>
        </table:table-row>
        <table:table-row table:style-name="ro1">
          <table:table-cell/>
          <table:table-cell table:style-name="ce3" office:value-type="float" office:value="0.5" calcext:value-type="float">
            <text:p>0.5</text:p>
          </table:table-cell>
          <table:table-cell table:formula="of:=[.B50]/[.C50]" office:value-type="float" office:value="0.45" calcext:value-type="float">
            <text:p>0.45</text:p>
          </table:table-cell>
          <table:table-cell table:style-name="ce3" table:formula="of:=[.$C$64]/([.$C$65]+[.$C$66]*EXP(-1*[.$C$67]*([.B58]-[.$C$68])))+[.$C$69]" office:value-type="float" office:value="0.438196847980597" calcext:value-type="float">
            <text:p>0.438196847980597</text:p>
          </table:table-cell>
          <table:table-cell table:style-name="ce3" table:formula="of:=([.C58]-[.D58])^2" office:value-type="float" office:value="0.00013931439759314" calcext:value-type="float">
            <text:p>0.000139314397593</text:p>
          </table:table-cell>
        </table:table-row>
        <table:table-row table:style-name="ro1">
          <table:table-cell/>
          <table:table-cell table:style-name="ce3" office:value-type="float" office:value="0.6" calcext:value-type="float">
            <text:p>0.6</text:p>
          </table:table-cell>
          <table:table-cell table:formula="of:=[.B51]/[.C51]" office:value-type="float" office:value="0.5" calcext:value-type="float">
            <text:p>0.5</text:p>
          </table:table-cell>
          <table:table-cell table:style-name="ce3" table:formula="of:=[.$C$64]/([.$C$65]+[.$C$66]*EXP(-1*[.$C$67]*([.B59]-[.$C$68])))+[.$C$69]" office:value-type="float" office:value="0.429094653026892" calcext:value-type="float">
            <text:p>0.429094653026892</text:p>
          </table:table-cell>
          <table:table-cell table:style-name="ce3" table:formula="of:=([.C59]-[.D59])^2" office:value-type="float" office:value="0.00502756822937681" calcext:value-type="float">
            <text:p>0.005027568229377</text:p>
          </table:table-cell>
        </table:table-row>
        <table:table-row table:style-name="ro1">
          <table:table-cell/>
          <table:table-cell table:style-name="ce3" office:value-type="float" office:value="0.7" calcext:value-type="float">
            <text:p>0.7</text:p>
          </table:table-cell>
          <table:table-cell table:formula="of:=[.B52]/[.C52]" office:value-type="float" office:value="0.375" calcext:value-type="float">
            <text:p>0.375</text:p>
          </table:table-cell>
          <table:table-cell table:style-name="ce3" table:formula="of:=[.$C$64]/([.$C$65]+[.$C$66]*EXP(-1*[.$C$67]*([.B60]-[.$C$68])))+[.$C$69]" office:value-type="float" office:value="0.415642892923044" calcext:value-type="float">
            <text:p>0.415642892923044</text:p>
          </table:table-cell>
          <table:table-cell table:style-name="ce3" table:formula="of:=([.C60]-[.D60])^2" office:value-type="float" office:value="0.00165184474515406" calcext:value-type="float">
            <text:p>0.001651844745154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3" table:formula="of:=SUM([.E56:.E60])" office:value-type="float" office:value="0.00878708287165727" calcext:value-type="float">
            <text:p>0.008787082871657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1</text:p>
          </table:table-cell>
          <table:table-cell office:value-type="float" office:value="6.57120062656513" calcext:value-type="float">
            <text:p>6.571200626565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office:value-type="float" office:value="2.27151484120126" calcext:value-type="float">
            <text:p>2.2715148412012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3</text:p>
          </table:table-cell>
          <table:table-cell office:value-type="float" office:value="0.00430710929119307" calcext:value-type="float">
            <text:p>0.00430710929119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4</text:p>
          </table:table-cell>
          <table:table-cell office:value-type="float" office:value="-3.98472641447808" calcext:value-type="float">
            <text:p>-3.9847264144780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5</text:p>
          </table:table-cell>
          <table:table-cell office:value-type="float" office:value="0.189586544467825" calcext:value-type="float">
            <text:p>0.18958654446782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6</text:p>
          </table:table-cell>
          <table:table-cell office:value-type="float" office:value="-2.43590071498559" calcext:value-type="float">
            <text:p>-2.435900714985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1:26:48.6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7:23:30.762000000</meta:creation-date>
    <dc:date>2017-05-08T12:27:32.822000000</dc:date>
    <meta:editing-duration>P6DT7H52M1S</meta:editing-duration>
    <meta:editing-cycles>3</meta:editing-cycles>
    <meta:generator>LibreOffice/5.3.0.3$Windows_X86_64 LibreOffice_project/7074905676c47b82bbcfbea1aeefc84afe1c50e1</meta:generator>
    <meta:document-statistic meta:table-count="1" meta:cell-count="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0.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1cm" svg:height="9.005cm" xlink:href=".." xlink:type="simple" chart:class="chart:scatter" chart:style-name="ch1">
        <chart:title svg:x="6.976cm" svg:y="0.315cm" chart:style-name="ch2">
          <text:p>Subject 1</text:p>
        </chart:title>
        <chart:legend chart:legend-position="end" svg:x="12.669cm" svg:y="4.007cm" style:legend-expansion="high" chart:style-name="ch3"/>
        <chart:plot-area chart:style-name="ch4" table:cell-range-address="Sheet1.B16:Sheet1.D20" chart:data-source-has-labels="row" svg:x="1.276cm" svg:y="1.247cm" svg:width="11.072cm" svg:height="6.647cm">
          <chartooo:coordinate-region svg:x="2.004cm" svg:y="1.42cm" svg:width="10.104cm" svg:height="5.88cm"/>
          <chart:axis chart:dimension="x" chart:name="primary-x" chart:style-name="ch5">
            <chart:title svg:x="5.114cm" svg:y="8.074cm" chart:style-name="ch6">
              <text:p>Saturation in periphery</text:p>
            </chart:title>
          </chart:axis>
          <chart:axis chart:dimension="y" chart:name="primary-y" chart:style-name="ch7">
            <chart:title svg:x="0.449cm" svg:y="7.895cm" chart:style-name="ch8">
              <text:p>Proportion chosen Saturation of Peri &gt; Center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C16:Sheet1.C20" loext:label-string="subject_data" chart:class="chart:scatter">
            <chart:domain table:cell-range-address="Sheet1.B16:Sheet1.B20"/>
            <chart:data-point chart:repeated="5"/>
          </chart:series>
          <chart:series chart:style-name="ch12" chart:values-cell-range-address="Sheet1.D16:Sheet1.D20" loext:label-string="sigmoid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16:Sheet1.B20</svg:desc>
                </draw:g>
              </table:table-cell>
              <table:table-cell office:value-type="float" office:value="0.325">
                <text:p>0.325</text:p>
                <draw:g>
                  <svg:desc>Sheet1.C16:Sheet1.C20</svg:desc>
                </draw:g>
              </table:table-cell>
              <table:table-cell office:value-type="float" office:value="0.322990192771689">
                <text:p>0.322990192771689</text:p>
                <draw:g>
                  <svg:desc>Sheet1.D16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3343464708386">
                <text:p>0.413343464708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25">
                <text:p>0.525</text:p>
              </table:table-cell>
              <table:table-cell office:value-type="float" office:value="0.497159363217374">
                <text:p>0.497159363217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573651397578442">
                <text:p>0.573651397578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642426060341765">
                <text:p>0.642426060341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0.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9cm" svg:y="0.315cm" chart:style-name="ch2">
          <text:p>Subject 2</text:p>
        </chart:title>
        <chart:legend chart:legend-position="end" svg:x="12.696cm" svg:y="4.007cm" style:legend-expansion="high" chart:style-name="ch3"/>
        <chart:plot-area chart:style-name="ch4" table:cell-range-address="Sheet1.B56:Sheet1.D60" chart:data-source-has-labels="row" svg:x="1.278cm" svg:y="1.248cm" svg:width="11.099cm" svg:height="6.648cm">
          <chartooo:coordinate-region svg:x="2.005cm" svg:y="1.421cm" svg:width="10.132cm" svg:height="5.881cm"/>
          <chart:axis chart:dimension="x" chart:name="primary-x" chart:style-name="ch5">
            <chart:title svg:x="5.116cm" svg:y="8.076cm" chart:style-name="ch6">
              <text:p>Saturation in Periphery</text:p>
            </chart:title>
          </chart:axis>
          <chart:axis chart:dimension="y" chart:name="primary-y" chart:style-name="ch7">
            <chart:title svg:x="0.451cm" svg:y="7.897cm" chart:style-name="ch8">
              <text:p>Proportion chosen Saturation of Peri &gt; Center</text:p>
            </chart:title>
            <chart:grid chart:style-name="ch9" chart:class="major"/>
          </chart:axis>
          <chart:series chart:style-name="ch10" chart:values-cell-range-address="Sheet1.C56:Sheet1.C60" loext:label-string="subject_data" chart:class="chart:scatter">
            <chart:domain table:cell-range-address="Sheet1.B56:Sheet1.B60"/>
            <chart:data-point chart:repeated="5"/>
          </chart:series>
          <chart:series chart:style-name="ch11" chart:values-cell-range-address="Sheet1.D56:Sheet1.D60" loext:label-string="sigmoi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ubject_data</text:p>
              </table:table-cell>
              <table:table-cell office:value-type="string">
                <text:p>sigmo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B56:Sheet1.B60</svg:desc>
                </draw:g>
              </table:table-cell>
              <table:table-cell office:value-type="float" office:value="0.45">
                <text:p>0.45</text:p>
                <draw:g>
                  <svg:desc>Sheet1.C56:Sheet1.C60</svg:desc>
                </draw:g>
              </table:table-cell>
              <table:table-cell office:value-type="float" office:value="0.448479051477473">
                <text:p>0.448479051477473</text:p>
                <draw:g>
                  <svg:desc>Sheet1.D56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4340074595394">
                <text:p>0.444340074595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438196847980597">
                <text:p>0.438196847980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429094653026892">
                <text:p>0.429094653026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375">
                <text:p>0.375</text:p>
              </table:table-cell>
              <table:table-cell office:value-type="float" office:value="0.415642892923044">
                <text:p>0.415642892923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